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100000010F5103FEBA0DCD6A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7.46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="0.06pt solid #000000" style:rotation-align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42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 Black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 Black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 Black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F5103FEBA0DCD6AC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1.B2:Planilha1.B27 Planilha1.C2:Planilha1.C27 Planilha1.B2:Planilha1.B27 Planilha1.H1:Planilha1.H1 Planilha1.H2:Planilh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.1" calcext:value-type="float">
            <text:p>5,1</text:p>
          </table:table-cell>
          <table:table-cell table:style-name="ce5" office:value-type="float" office:value="99.9" calcext:value-type="float">
            <text:p>99,9</text:p>
          </table:table-cell>
          <table:table-cell table:style-name="ce2" table:formula="of:=POWER([.B2];2)" office:value-type="float" office:value="26.01" calcext:value-type="float">
            <text:p>26,01</text:p>
          </table:table-cell>
          <table:table-cell table:style-name="ce2" table:formula="of:=[.B2]*[.C2]" office:value-type="float" office:value="509.49" calcext:value-type="float">
            <text:p>509,49</text:p>
          </table:table-cell>
          <table:table-cell table:style-name="ce2" table:formula="of:=POWER([.C2];2)" office:value-type="float" office:value="9980.01" calcext:value-type="float">
            <text:p>9980,01</text:p>
          </table:table-cell>
          <table:table-cell table:style-name="ce7" table:formula="of:=IF([.A2]=1;POWER(([.C2]-[.L2]-[.L3]*[.B2]);2);0)" office:value-type="float" office:value="2.32103998692355" calcext:value-type="float">
            <text:p>2,321040</text:p>
          </table:table-cell>
          <table:table-cell table:style-name="ce8" table:formula="of:=IF([.A2]=1;[.B2]*[.L3]+[.L2];0)" office:value-type="float" office:value="98.3765040246448" calcext:value-type="float">
            <text:p>98,376504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10" office:value-type="string" calcext:value-type="string">
            <text:p>=</text:p>
          </table:table-cell>
          <table:table-cell table:style-name="ce7" table:formula="of:=(SUM([.D2:.D27])*SUM([.C2:.C27])-SUM([.B2:.B27])*SUM([.E2:.E27]))/([.L7]*SUM([.D2:.D27])-POWER(SUM([.B2:.B27]);2))" office:value-type="float" office:value="0.913213256484247" calcext:value-type="float">
            <text:p>0,91321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.7" calcext:value-type="float">
            <text:p>5,7</text:p>
          </table:table-cell>
          <table:table-cell table:style-name="ce5" office:value-type="float" office:value="111.7" calcext:value-type="float">
            <text:p>111,7</text:p>
          </table:table-cell>
          <table:table-cell table:style-name="ce2" table:formula="of:=POWER([.B3];2)" office:value-type="float" office:value="32.49" calcext:value-type="float">
            <text:p>32,49</text:p>
          </table:table-cell>
          <table:table-cell table:style-name="ce2" table:formula="of:=[.B3]*[.C3]" office:value-type="float" office:value="636.69" calcext:value-type="float">
            <text:p>636,69</text:p>
          </table:table-cell>
          <table:table-cell table:style-name="ce2" table:formula="of:=POWER([.C3];2)" office:value-type="float" office:value="12476.89" calcext:value-type="float">
            <text:p>12476,89</text:p>
          </table:table-cell>
          <table:table-cell table:style-name="ce7" table:formula="of:=IF([.A3]=1;POWER(([.C3]-[.L2]-[.L3]*[.B3]);2);0)" office:value-type="float" office:value="3.44929017282422" calcext:value-type="float">
            <text:p>3,449290</text:p>
          </table:table-cell>
          <table:table-cell table:style-name="ce8" table:formula="of:=IF([.A3]=1;[.B3]*[.L3]+[.L2];0)" office:value-type="float" office:value="109.842773526781" calcext:value-type="float">
            <text:p>109,842774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10" office:value-type="string" calcext:value-type="string">
            <text:p>=</text:p>
          </table:table-cell>
          <table:table-cell table:style-name="ce7" table:formula="of:=([.L7]*SUM([.E2:.E27])-SUM([.B2:.B27])*SUM([.C2:.C27]))/([.L7]*SUM([.D2:.D27])-POWER(SUM([.B2:.B27]);2))" office:value-type="float" office:value="19.1104491702276" calcext:value-type="float">
            <text:p>19,11044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.5" calcext:value-type="float">
            <text:p>6,5</text:p>
          </table:table-cell>
          <table:table-cell table:style-name="ce5" office:value-type="float" office:value="122.9" calcext:value-type="float">
            <text:p>122,9</text:p>
          </table:table-cell>
          <table:table-cell table:style-name="ce2" table:formula="of:=POWER([.B4];2)" office:value-type="float" office:value="42.25" calcext:value-type="float">
            <text:p>42,25</text:p>
          </table:table-cell>
          <table:table-cell table:style-name="ce2" table:formula="of:=[.B4]*[.C4]" office:value-type="float" office:value="798.85" calcext:value-type="float">
            <text:p>798,85</text:p>
          </table:table-cell>
          <table:table-cell table:style-name="ce2" table:formula="of:=POWER([.C4];2)" office:value-type="float" office:value="15104.41" calcext:value-type="float">
            <text:p>15104,41</text:p>
          </table:table-cell>
          <table:table-cell table:style-name="ce7" table:formula="of:=IF([.A4]=1;POWER(([.C4]-[.L2]-[.L3]*[.B4]);2);0)" office:value-type="float" office:value="4.97795385219516" calcext:value-type="float">
            <text:p>4,977954</text:p>
          </table:table-cell>
          <table:table-cell table:style-name="ce8" table:formula="of:=IF([.A4]=1;[.B4]*[.L3]+[.L2];0)" office:value-type="float" office:value="125.131132862963" calcext:value-type="float">
            <text:p>125,131133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10" office:value-type="string" calcext:value-type="string">
            <text:p>=</text:p>
          </table:table-cell>
          <table:table-cell table:style-name="ce7" table:formula="of:=SQRT((1/[.L11])*(SUM([.D2:.D27]))*[.L10])" office:value-type="float" office:value="2.87334950354987" calcext:value-type="float">
            <text:p>2,8733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.4" calcext:value-type="float">
            <text:p>7,4</text:p>
          </table:table-cell>
          <table:table-cell table:style-name="ce5" office:value-type="float" office:value="140.35" calcext:value-type="float">
            <text:p>140,35</text:p>
          </table:table-cell>
          <table:table-cell table:style-name="ce2" table:formula="of:=POWER([.B5];2)" office:value-type="float" office:value="54.76" calcext:value-type="float">
            <text:p>54,76</text:p>
          </table:table-cell>
          <table:table-cell table:style-name="ce2" table:formula="of:=[.B5]*[.C5]" office:value-type="float" office:value="1038.59" calcext:value-type="float">
            <text:p>1038,59</text:p>
          </table:table-cell>
          <table:table-cell table:style-name="ce2" table:formula="of:=POWER([.C5];2)" office:value-type="float" office:value="19698.1225" calcext:value-type="float">
            <text:p>19698,1225</text:p>
          </table:table-cell>
          <table:table-cell table:style-name="ce7" table:formula="of:=IF([.A5]=1;POWER(([.C5]-[.L2]-[.L3]*[.B5]);2);0)" office:value-type="float" office:value="3.92252726851994" calcext:value-type="float">
            <text:p>3,922527</text:p>
          </table:table-cell>
          <table:table-cell table:style-name="ce8" table:formula="of:=IF([.A5]=1;[.B5]*[.L3]+[.L2];0)" office:value-type="float" office:value="142.330537116168" calcext:value-type="float">
            <text:p>142,330537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10" office:value-type="string" calcext:value-type="string">
            <text:p>=</text:p>
          </table:table-cell>
          <table:table-cell table:style-name="ce7" table:formula="of:=SQRT((1/[.L11])*[.L7]*[.L10])" office:value-type="float" office:value="0.356664114345385" calcext:value-type="float">
            <text:p>0,35666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250.18" calcext:value-type="float">
            <text:p>250,18</text:p>
          </table:table-cell>
          <table:table-cell table:style-name="ce2" table:formula="of:=POWER([.B6];2)" office:value-type="float" office:value="169" calcext:value-type="float">
            <text:p>169</text:p>
          </table:table-cell>
          <table:table-cell table:style-name="ce2" table:formula="of:=[.B6]*[.C6]" office:value-type="float" office:value="3252.34" calcext:value-type="float">
            <text:p>3252,34</text:p>
          </table:table-cell>
          <table:table-cell table:style-name="ce2" table:formula="of:=POWER([.C6];2)" office:value-type="float" office:value="62590.0324" calcext:value-type="float">
            <text:p>62590,0324</text:p>
          </table:table-cell>
          <table:table-cell table:style-name="ce7" table:formula="of:=IF([.A6]=1;POWER(([.C6]-[.L2]-[.L3]*[.B6]);2);0)" office:value-type="float" office:value="0.690473798539552" calcext:value-type="float">
            <text:p>0,690474</text:p>
          </table:table-cell>
          <table:table-cell table:style-name="ce8" table:formula="of:=IF([.A6]=1;[.B6]*[.L3]+[.L2];0)" office:value-type="float" office:value="249.349052469443" calcext:value-type="float">
            <text:p>249,349052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10" office:value-type="string" calcext:value-type="string">
            <text:p>=</text:p>
          </table:table-cell>
          <table:table-cell table:style-name="ce7" table:formula="of:=1-((SUM([.G2:.G27]))/((SUM([.F2:.F27]))-(1/[.L7])*POWER(SUM([.C2:.C27]);2)))" office:value-type="float" office:value="0.998956134093519" calcext:value-type="float">
            <text:p>0,99895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7];2)" office:value-type="float" office:value="0" calcext:value-type="float">
            <text:p>0</text:p>
          </table:table-cell>
          <table:table-cell table:style-name="ce2" table:formula="of:=[.B7]*[.C7]" office:value-type="float" office:value="0" calcext:value-type="float">
            <text:p>0</text:p>
          </table:table-cell>
          <table:table-cell table:style-name="ce2" table:formula="of:=POWER([.C7];2)" office:value-type="float" office:value="0" calcext:value-type="float">
            <text:p>0</text:p>
          </table:table-cell>
          <table:table-cell table:style-name="ce7" table:formula="of:=IF([.A7]=1;POWER(([.C7]-[.L2]-[.L3]*[.B7]);2);0)" office:value-type="float" office:value="0" calcext:value-type="float">
            <text:p>0,000000</text:p>
          </table:table-cell>
          <table:table-cell table:style-name="ce8" table:formula="of:=IF([.A7]=1;[.B7]*[.L3]+[.L2];0)" office:value-type="float" office:value="0" calcext:value-type="float">
            <text:p>0,000000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10" office:value-type="string" calcext:value-type="string">
            <text:p>=</text:p>
          </table:table-cell>
          <table:table-cell table:style-name="ce2" table:formula="of:=COUNT([.A2:.A27])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8];2)" office:value-type="float" office:value="0" calcext:value-type="float">
            <text:p>0</text:p>
          </table:table-cell>
          <table:table-cell table:style-name="ce2" table:formula="of:=[.B8]*[.C8]" office:value-type="float" office:value="0" calcext:value-type="float">
            <text:p>0</text:p>
          </table:table-cell>
          <table:table-cell table:style-name="ce2" table:formula="of:=POWER([.C8];2)" office:value-type="float" office:value="0" calcext:value-type="float">
            <text:p>0</text:p>
          </table:table-cell>
          <table:table-cell table:style-name="ce7" table:formula="of:=IF([.A8]=1;POWER(([.C8]-[.L2]-[.L3]*[.B8]);2);0)" office:value-type="float" office:value="0" calcext:value-type="float">
            <text:p>0,000000</text:p>
          </table:table-cell>
          <table:table-cell table:style-name="ce8" table:formula="of:=IF([.A8]=1;[.B8]*[.L3]+[.L2];0)" office:value-type="float" office:value="0" calcext:value-type="float">
            <text:p>0,000000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9];2)" office:value-type="float" office:value="0" calcext:value-type="float">
            <text:p>0</text:p>
          </table:table-cell>
          <table:table-cell table:style-name="ce2" table:formula="of:=[.B9]*[.C9]" office:value-type="float" office:value="0" calcext:value-type="float">
            <text:p>0</text:p>
          </table:table-cell>
          <table:table-cell table:style-name="ce2" table:formula="of:=POWER([.C9];2)" office:value-type="float" office:value="0" calcext:value-type="float">
            <text:p>0</text:p>
          </table:table-cell>
          <table:table-cell table:style-name="ce7" table:formula="of:=IF([.A9]=1;POWER(([.C9]-[.L2]-[.L3]*[.B9]);2);0)" office:value-type="float" office:value="0" calcext:value-type="float">
            <text:p>0,000000</text:p>
          </table:table-cell>
          <table:table-cell table:style-name="ce8" table:formula="of:=IF([.A9]=1;[.B9]*[.L3]+[.L2];0)" office:value-type="float" office:value="0" calcext:value-type="float">
            <text:p>0,000000</text:p>
          </table:table-cell>
          <table:table-cell table:style-name="Default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0];2)" office:value-type="float" office:value="0" calcext:value-type="float">
            <text:p>0</text:p>
          </table:table-cell>
          <table:table-cell table:style-name="ce2" table:formula="of:=[.B10]*[.C10]" office:value-type="float" office:value="0" calcext:value-type="float">
            <text:p>0</text:p>
          </table:table-cell>
          <table:table-cell table:style-name="ce2" table:formula="of:=POWER([.C10];2)" office:value-type="float" office:value="0" calcext:value-type="float">
            <text:p>0</text:p>
          </table:table-cell>
          <table:table-cell table:style-name="ce7" table:formula="of:=IF([.A10]=1;POWER(([.C10]-[.L2]-[.L3]*[.B10]);2);0)" office:value-type="float" office:value="0" calcext:value-type="float">
            <text:p>0,000000</text:p>
          </table:table-cell>
          <table:table-cell table:style-name="ce8" table:formula="of:=IF([.A10]=1;[.B10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1" office:value-type="string" calcext:value-type="string">
            <text:p>=</text:p>
          </table:table-cell>
          <table:table-cell table:style-name="ce7" table:formula="of:=(1/([.L7]-2))*(SUM([.G2:.G27]))" office:value-type="float" office:value="5.12042835966747" calcext:value-type="float">
            <text:p>5,120428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1];2)" office:value-type="float" office:value="0" calcext:value-type="float">
            <text:p>0</text:p>
          </table:table-cell>
          <table:table-cell table:style-name="ce2" table:formula="of:=[.B11]*[.C11]" office:value-type="float" office:value="0" calcext:value-type="float">
            <text:p>0</text:p>
          </table:table-cell>
          <table:table-cell table:style-name="ce2" table:formula="of:=POWER([.C11];2)" office:value-type="float" office:value="0" calcext:value-type="float">
            <text:p>0</text:p>
          </table:table-cell>
          <table:table-cell table:style-name="ce7" table:formula="of:=IF([.A11]=1;POWER(([.C11]-[.L2]-[.L3]*[.B11]);2);0)" office:value-type="float" office:value="0" calcext:value-type="float">
            <text:p>0,000000</text:p>
          </table:table-cell>
          <table:table-cell table:style-name="ce8" table:formula="of:=IF([.A11]=1;[.B11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1" office:value-type="string" calcext:value-type="string">
            <text:p>D =</text:p>
          </table:table-cell>
          <table:table-cell table:style-name="ce7" table:formula="of:=[.L7]*(SUM([.D2:.D27]))-(POWER(SUM([.B2:.B27]);2))" office:value-type="float" office:value="201.26" calcext:value-type="float">
            <text:p>201,26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2];2)" office:value-type="float" office:value="0" calcext:value-type="float">
            <text:p>0</text:p>
          </table:table-cell>
          <table:table-cell table:style-name="ce2" table:formula="of:=[.B12]*[.C12]" office:value-type="float" office:value="0" calcext:value-type="float">
            <text:p>0</text:p>
          </table:table-cell>
          <table:table-cell table:style-name="ce2" table:formula="of:=POWER([.C12];2)" office:value-type="float" office:value="0" calcext:value-type="float">
            <text:p>0</text:p>
          </table:table-cell>
          <table:table-cell table:style-name="ce7" table:formula="of:=IF([.A12]=1;POWER(([.C12]-[.L2]-[.L3]*[.B12]);2);0)" office:value-type="float" office:value="0" calcext:value-type="float">
            <text:p>0,000000</text:p>
          </table:table-cell>
          <table:table-cell table:style-name="ce8" table:formula="of:=IF([.A12]=1;[.B1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3];2)" office:value-type="float" office:value="0" calcext:value-type="float">
            <text:p>0</text:p>
          </table:table-cell>
          <table:table-cell table:style-name="ce2" table:formula="of:=[.B13]*[.C13]" office:value-type="float" office:value="0" calcext:value-type="float">
            <text:p>0</text:p>
          </table:table-cell>
          <table:table-cell table:style-name="ce2" table:formula="of:=POWER([.C13];2)" office:value-type="float" office:value="0" calcext:value-type="float">
            <text:p>0</text:p>
          </table:table-cell>
          <table:table-cell table:style-name="ce7" table:formula="of:=IF([.A13]=1;POWER(([.C13]-[.L2]-[.L3]*[.B13]);2);0)" office:value-type="float" office:value="0" calcext:value-type="float">
            <text:p>0,000000</text:p>
          </table:table-cell>
          <table:table-cell table:style-name="ce8" table:formula="of:=IF([.A13]=1;[.B13]*[.L3]+[.L2];0)" office:value-type="float" office:value="0" calcext:value-type="float">
            <text:p>0,000000</text:p>
          </table:table-cell>
          <table:table-cell/>
          <table:table-cell table:style-name="ce9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4];2)" office:value-type="float" office:value="0" calcext:value-type="float">
            <text:p>0</text:p>
          </table:table-cell>
          <table:table-cell table:style-name="ce2" table:formula="of:=[.B14]*[.C14]" office:value-type="float" office:value="0" calcext:value-type="float">
            <text:p>0</text:p>
          </table:table-cell>
          <table:table-cell table:style-name="ce2" table:formula="of:=POWER([.C14];2)" office:value-type="float" office:value="0" calcext:value-type="float">
            <text:p>0</text:p>
          </table:table-cell>
          <table:table-cell table:style-name="ce7" table:formula="of:=IF([.A14]=1;POWER(([.C14]-[.L2]-[.L3]*[.B14]);2);0)" office:value-type="float" office:value="0" calcext:value-type="float">
            <text:p>0,000000</text:p>
          </table:table-cell>
          <table:table-cell table:style-name="ce8" table:formula="of:=IF([.A14]=1;[.B1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5];2)" office:value-type="float" office:value="0" calcext:value-type="float">
            <text:p>0</text:p>
          </table:table-cell>
          <table:table-cell table:style-name="ce2" table:formula="of:=[.B15]*[.C15]" office:value-type="float" office:value="0" calcext:value-type="float">
            <text:p>0</text:p>
          </table:table-cell>
          <table:table-cell table:style-name="ce2" table:formula="of:=POWER([.C15];2)" office:value-type="float" office:value="0" calcext:value-type="float">
            <text:p>0</text:p>
          </table:table-cell>
          <table:table-cell table:style-name="ce7" table:formula="of:=IF([.A15]=1;POWER(([.C15]-[.L2]-[.L3]*[.B15]);2);0)" office:value-type="float" office:value="0" calcext:value-type="float">
            <text:p>0,000000</text:p>
          </table:table-cell>
          <table:table-cell table:style-name="ce8" table:formula="of:=IF([.A15]=1;[.B1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6];2)" office:value-type="float" office:value="0" calcext:value-type="float">
            <text:p>0</text:p>
          </table:table-cell>
          <table:table-cell table:style-name="ce2" table:formula="of:=[.B16]*[.C16]" office:value-type="float" office:value="0" calcext:value-type="float">
            <text:p>0</text:p>
          </table:table-cell>
          <table:table-cell table:style-name="ce2" table:formula="of:=POWER([.C16];2)" office:value-type="float" office:value="0" calcext:value-type="float">
            <text:p>0</text:p>
          </table:table-cell>
          <table:table-cell table:style-name="ce7" table:formula="of:=IF([.A16]=1;POWER(([.C16]-[.L2]-[.L3]*[.B16]);2);0)" office:value-type="float" office:value="0" calcext:value-type="float">
            <text:p>0,000000</text:p>
          </table:table-cell>
          <table:table-cell table:style-name="ce8" table:formula="of:=IF([.A16]=1;[.B1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7" table:formula="of:=IF([.A17]=1;POWER(([.C17]-[.L2]-[.L3]*[.B17]);2);0)" office:value-type="float" office:value="0" calcext:value-type="float">
            <text:p>0,000000</text:p>
          </table:table-cell>
          <table:table-cell table:style-name="ce8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7" table:formula="of:=IF([.A18]=1;POWER(([.C18]-[.L2]-[.L3]*[.B18]);2);0)" office:value-type="float" office:value="0" calcext:value-type="float">
            <text:p>0,000000</text:p>
          </table:table-cell>
          <table:table-cell table:style-name="ce8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7" table:formula="of:=IF([.A19]=1;POWER(([.C19]-[.L2]-[.L3]*[.B19]);2);0)" office:value-type="float" office:value="0" calcext:value-type="float">
            <text:p>0,000000</text:p>
          </table:table-cell>
          <table:table-cell table:style-name="ce8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7" table:formula="of:=IF([.A20]=1;POWER(([.C20]-[.L2]-[.L3]*[.B20]);2);0)" office:value-type="float" office:value="0" calcext:value-type="float">
            <text:p>0,000000</text:p>
          </table:table-cell>
          <table:table-cell table:style-name="ce8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7" table:formula="of:=IF([.A21]=1;POWER(([.C21]-[.L2]-[.L3]*[.B21]);2);0)" office:value-type="float" office:value="0" calcext:value-type="float">
            <text:p>0,000000</text:p>
          </table:table-cell>
          <table:table-cell table:style-name="ce8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7" table:formula="of:=IF([.A22]=1;POWER(([.C22]-[.L2]-[.L3]*[.B22]);2);0)" office:value-type="float" office:value="0" calcext:value-type="float">
            <text:p>0,000000</text:p>
          </table:table-cell>
          <table:table-cell table:style-name="ce8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7" table:formula="of:=IF([.A23]=1;POWER(([.C23]-[.L2]-[.L3]*[.B23]);2);0)" office:value-type="float" office:value="0" calcext:value-type="float">
            <text:p>0,000000</text:p>
          </table:table-cell>
          <table:table-cell table:style-name="ce8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7" table:formula="of:=IF([.A24]=1;POWER(([.C24]-[.L2]-[.L3]*[.B24]);2);0)" office:value-type="float" office:value="0" calcext:value-type="float">
            <text:p>0,000000</text:p>
          </table:table-cell>
          <table:table-cell table:style-name="ce8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7" table:formula="of:=IF([.A25]=1;POWER(([.C25]-[.L2]-[.L3]*[.B25]);2);0)" office:value-type="float" office:value="0" calcext:value-type="float">
            <text:p>0,000000</text:p>
          </table:table-cell>
          <table:table-cell table:style-name="ce8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7" table:formula="of:=IF([.A26]=1;POWER(([.C26]-[.L2]-[.L3]*[.B26]);2);0)" office:value-type="float" office:value="0" calcext:value-type="float">
            <text:p>0,000000</text:p>
          </table:table-cell>
          <table:table-cell table:style-name="ce8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7" table:formula="of:=IF([.A27]=1;POWER(([.C27]-[.L2]-[.L3]*[.B27]);2);0)" office:value-type="float" office:value="0" calcext:value-type="float">
            <text:p>0,000000</text:p>
          </table:table-cell>
          <table:table-cell table:style-name="ce8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4" table:number-columns-repeated="4"/>
          <table:table-cell table:style-name="ce6"/>
          <table:table-cell table:number-columns-repeated="6"/>
          <table:table-cell table:style-name="ce13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elta" table:base-cell-address="$Planilha1.$A$1" table:expression="['file:///C:/Users/Vitor/Downloads/ajuste_de_reta.xls'#$retaMMQ.$G$5]"/>
        <table:named-expression table:name="S_1" table:base-cell-address="$Planilha1.$A$1" table:expression="['file:///C:/Users/Vitor/Downloads/ajuste_de_reta.xls'#$retaMMQ.$B$5]"/>
        <table:named-expression table:name="S_x" table:base-cell-address="$Planilha1.$A$1" table:expression="['file:///C:/Users/Vitor/Downloads/ajuste_de_reta.xls'#$retaMMQ.$C$5]"/>
        <table:named-expression table:name="S_xx" table:base-cell-address="$Planilha1.$A$1" table:expression="['file:///C:/Users/Vitor/Downloads/ajuste_de_reta.xls'#$retaMMQ.$D$5]"/>
        <table:named-expression table:name="S_y" table:base-cell-address="$Planilha1.$A$1" table:expression="['file:///C:/Users/Vitor/Downloads/ajuste_de_reta.xls'#$retaMMQ.$E$5]"/>
        <table:named-expression table:name="S_yx" table:base-cell-address="$Planilha1.$A$1" table:expression="['file:///C:/Users/Vitor/Downloads/ajuste_de_reta.xls'#$retaMMQ.$F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6" loext:min-decimal-places="6" number:min-integer-digits="1"/>
    </number:number-style>
    <number:number-style style:name="N2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number-style>
    <number:number-style style:name="N2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number-style>
    <number:number-style style:name="N2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date-style style:name="N20111" number:language="pt" number:country="BR">
      <number:day/>
      <number:text>/</number:text>
      <number:month/>
      <number:text>/</number:text>
      <number:year number:style="long"/>
    </number:date-style>
    <number:date-style style:name="N20112" number:language="pt" number:country="BR">
      <number:day/>
      <number:text>/</number:text>
      <number:month number:textual="true"/>
      <number:text>/</number:text>
      <number:year/>
    </number:date-style>
    <number:date-style style:name="N20113" number:language="pt" number:country="BR">
      <number:day/>
      <number:text>/</number:text>
      <number:month number:textual="true"/>
    </number:date-style>
    <number:date-style style:name="N20114" number:language="pt" number:country="BR">
      <number:month number:textual="true"/>
      <number:text>/</number:text>
      <number:year/>
    </number:date-style>
    <number:time-style style:name="N20115" number:language="pt" number:country="BR">
      <number:hours/>
      <number:text>:</number:text>
      <number:minutes number:style="long"/>
      <number:text> </number:text>
      <number:am-pm/>
    </number:time-style>
    <number:time-style style:name="N2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0P0"/>
    </number:number-style>
    <number:number-style style:name="N2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2P2" style:volatile="true" number:language="pt" number:country="BR">
      <loext:text> </loext:text>
      <loext:fill-character> </loext:fill-character>
      <number:text>- </number:text>
    </number:number-style>
    <number:text-style style:name="N20122" number:language="pt" number:country="BR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3P2" style:volatile="true" number:language="pt" number:country="BR">
      <loext:text> R$ </loext:text>
      <loext:fill-character> </loext:fill-character>
      <number:text>- </number:text>
    </number:number-style>
    <number:text-style style:name="N20123" number:language="pt" number:country="BR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pt" number:country="B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pt" number:country="BR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  <style:style style:name="Excel_5f_CondFormat_5f_1_5f_1_5f_2" style:display-name="Excel_CondFormat_1_1_2" style:family="table-cell" style:parent-style-name="Default"/>
    <style:style style:name="Excel_5f_CondFormat_5f_1_5f_1_5f_3" style:display-name="Excel_CondFormat_1_1_3" style:family="table-cell" style:parent-style-name="Default">
      <style:table-cell-properties fo:background-color="#ff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22:04:52.8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12:37.777000000</meta:creation-date>
    <dc:date>2018-12-13T22:07:27.808000000</dc:date>
    <meta:editing-duration>PT34M37S</meta:editing-duration>
    <meta:editing-cycles>8</meta:editing-cycles>
    <meta:generator>LibreOffice/5.2.2.2$Windows_X86_64 LibreOffice_project/8f96e87c890bf8fa77463cd4b640a2312823f3ad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5.582cm" svg:y="8.217cm" style:legend-expansion="wide" chart:style-name="ch3"/>
        <chart:plot-area chart:style-name="ch4" table:cell-range-address="Planilha1.B2:Planilha1.C27 Planilha1.H1:Planilha1.H27" chart:data-source-has-labels="row" svg:x="0.745cm" svg:y="1.035cm" svg:width="14.346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C2:Planilha1.C27" loext:label-string="pontos" chart:class="chart:scatter">
            <chart:domain table:cell-range-address="Planilha1.B2:Planilha1.B27"/>
            <chart:data-point chart:repeated="26"/>
          </chart:series>
          <chart:series chart:attached-axis="primary-y" chart:style-name="ch9" chart:values-cell-range-address="Planilha1.H2:Planilha1.H27" chart:label-cell-address="Planilha1.H1:Planilha1.H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ontos</text:p>
              </table:table-cell>
              <table:table-cell office:value-type="string">
                <text:p>Reta Ideal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Planilha1.B2:Planilha1.B27</svg:desc>
                </draw:g>
              </table:table-cell>
              <table:table-cell office:value-type="float" office:value="99.9">
                <text:p>99.9</text:p>
                <draw:g>
                  <svg:desc>Planilha1.C2:Planilha1.C27</svg:desc>
                </draw:g>
              </table:table-cell>
              <table:table-cell office:value-type="float" office:value="98.3765040246448">
                <text:p>98.3765040246448</text:p>
                <draw:g>
                  <svg:desc>Planilha1.H2:Planilh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">
                <text:p>5.7</text:p>
              </table:table-cell>
              <table:table-cell office:value-type="float" office:value="111.7">
                <text:p>111.7</text:p>
              </table:table-cell>
              <table:table-cell office:value-type="float" office:value="109.842773526781">
                <text:p>109.842773526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22.9">
                <text:p>122.9</text:p>
              </table:table-cell>
              <table:table-cell office:value-type="float" office:value="125.131132862963">
                <text:p>125.1311328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">
                <text:p>7.4</text:p>
              </table:table-cell>
              <table:table-cell office:value-type="float" office:value="140.35">
                <text:p>140.35</text:p>
              </table:table-cell>
              <table:table-cell office:value-type="float" office:value="142.330537116168">
                <text:p>142.33053711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50.18">
                <text:p>250.18</text:p>
              </table:table-cell>
              <table:table-cell office:value-type="float" office:value="249.349052469443">
                <text:p>249.349052469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